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ScriptEngine.creat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criptEngine.getNamespace( int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ScriptEngine.put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ScriptEngine.eval( String script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criptEngine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criptEngine.eval( Reader reader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criptEngine.getScriptContext(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ScriptEngine.eval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criptEngine.GenericScrip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criptEngine.setNamespace( Namespace namespace , int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ScriptEngine.GenericScriptEngine(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criptEngine.eval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